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72380" officeooo:paragraph-rsid="00172380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mini project</text:p>
      <text:p text:style-name="P1">--Notes--</text:p>
      <text:p text:style-name="P1"/>
      <text:p text:style-name="P1">qemu-system-x86_64 -net user -cdrom ubuntu-14.04.3-desktop-amd64.iso 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4T22:18:29.386163113</dc:date>
    <meta:document-statistic meta:table-count="0" meta:image-count="0" meta:object-count="0" meta:page-count="1" meta:paragraph-count="3" meta:word-count="11" meta:character-count="107" meta:non-whitespace-character-count="98"/>
    <meta:generator>LibreOffice/4.2.8.2$Linux_X86_64 LibreOffice_project/420m0$Build-2</meta:generator>
  </office:meta>
</office:document-meta>
</file>